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ulka1" style:family="table">
      <style:table-properties style:width="17cm" table:align="margins"/>
    </style:style>
    <style:style style:name="Tabulka1.A" style:family="table-column">
      <style:table-column-properties style:column-width="11.333cm" style:rel-column-width="43687*"/>
    </style:style>
    <style:style style:name="Tabulka1.B" style:family="table-column">
      <style:table-column-properties style:column-width="5.667cm" style:rel-column-width="21848*"/>
    </style:style>
    <style:style style:name="Tabulka1.A1" style:family="table-cell">
      <style:table-cell-properties style:writing-mode="page"/>
    </style:style>
    <style:style style:name="P1" style:family="paragraph" style:parent-style-name="Text_20_body">
      <style:text-properties officeooo:rsid="000276cf" officeooo:paragraph-rsid="000276cf"/>
    </style:style>
    <style:style style:name="P2" style:family="paragraph" style:parent-style-name="Text_20_body">
      <style:text-properties officeooo:rsid="00042bcd" officeooo:paragraph-rsid="00042bcd"/>
    </style:style>
    <style:style style:name="P3" style:family="paragraph" style:parent-style-name="Text_20_body">
      <style:text-properties officeooo:rsid="000515d6" officeooo:paragraph-rsid="000515d6"/>
    </style:style>
    <style:style style:name="P4" style:family="paragraph" style:parent-style-name="Text_20_body">
      <style:text-properties officeooo:rsid="0007dc82" officeooo:paragraph-rsid="0007dc82"/>
    </style:style>
    <style:style style:name="T1" style:family="text">
      <style:text-properties officeooo:rsid="000515d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SWOT analýza</text:h>
      <table:table table:name="Tabulka1" table:style-name="Tabulka1">
        <table:table-column table:style-name="Tabulka1.A"/>
        <table:table-column table:style-name="Tabulka1.B"/>
        <table:table-row table:style-name="TableLine2603237594688">
          <table:table-cell table:style-name="Tabulka1.A1" office:value-type="string">
            <text:h text:style-name="Heading_20_5" text:outline-level="5">Silné stránky</text:h>
            <text:p text:style-name="P1">Prověřený nápad</text:p>
            <text:p text:style-name="P2">Vlastní tým</text:p>
          </table:table-cell>
          <table:table-cell table:style-name="Tabulka1.A1" office:value-type="string">
            <text:h text:style-name="Heading_20_5" text:outline-level="5">Slabé stránky</text:h>
            <text:p text:style-name="P2">Jen malý tým</text:p>
            <text:p text:style-name="P3">Omezé zkušenosti</text:p>
          </table:table-cell>
        </table:table-row>
        <table:table-row table:style-name="TableLine2603237595504">
          <table:table-cell table:style-name="Tabulka1.A1" office:value-type="string">
            <text:h text:style-name="Heading_20_5" text:outline-level="5">Příložitosti</text:h>
            <text:p text:style-name="P1">Malé množství konkurence</text:p>
            <text:p text:style-name="P1">Možnost rozvoje– můžeme přidat podporu pro obrázky<text:span text:style-name="T1"> i</text:span> videa</text:p>
          </table:table-cell>
          <table:table-cell table:style-name="Tabulka1.A1" office:value-type="string">
            <text:h text:style-name="Heading_20_5" text:outline-level="5">Hrozby</text:h>
            <text:p text:style-name="P1">Přímá silná konkurence</text:p>
            <text:p text:style-name="P3">Vysoké náklady na úložiště</text:p>
            <text:p text:style-name="P4">Nevhodný obsah z důvodu že je generován uživateli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cs" fo:country="CZ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s" fo:country="CZ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3-15T13:13:28.399000000</meta:creation-date>
    <dc:date>2024-03-15T13:29:04.813000000</dc:date>
    <meta:editing-duration>PT15M2S</meta:editing-duration>
    <meta:editing-cycles>6</meta:editing-cycles>
    <meta:generator>LibreOffice/7.2.1.2$Windows_X86_64 LibreOffice_project/87b77fad49947c1441b67c559c339af8f3517e22</meta:generator>
    <meta:document-statistic meta:table-count="1" meta:image-count="0" meta:object-count="0" meta:page-count="1" meta:paragraph-count="14" meta:word-count="44" meta:character-count="289" meta:non-whitespace-character-count="259"/>
  </office:meta>
</office:document-meta>
</file>